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 style:font-weight-complex="bold"/>
    </style:style>
    <style:style style:name="T8" style:family="text">
      <style:text-properties fo:color="#000000" loext:opacity="100%" fo:font-size="14pt" fo:font-weight="bold" style:font-size-asian="14pt" style:font-weight-asian="bold" style:font-size-complex="14pt"/>
    </style:style>
    <style:style style:name="T9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10" style:family="text">
      <style:text-properties fo:color="#ff0000" loext:opacity="100%" fo:font-size="14pt" style:font-size-asian="14pt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loext:char-shading-value="0" style:font-size-asian="14pt" style:font-style-asian="normal" style:font-weight-asian="bold" style:font-name-complex="Times New Roman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fo:background-color="transparent" loext:char-shading-value="0" style:font-size-asian="14pt" style:font-style-asian="normal" style:font-weight-asian="normal" style:font-name-complex="Times New Roman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text:span text:style-name="T1"/></text:p>
      <text:p text:style-name="P6">Санкт-Петербургский государственный<text:span text:style-name="T1"/></text:p>
      <text:p text:style-name="P6">электротехнический университет<text:span text:style-name="T1"/></text:p>
      <text:p text:style-name="P6">«ЛЭТИ» им. В.И. Ульянова (Ленина)<text:span text:style-name="T5"/></text:p>
      <text:p text:style-name="P3"><text:span text:style-name="T5">Кафедра</text:span><text:span text:style-name="T8"> МОЭВ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Название_20_книги"><text:span text:style-name="T2">отчет</text:span></text:span></text:p>
      <text:p text:style-name="P3"><text:span text:style-name="T5">по </text:span><text:span text:style-name="T9">учебной практике</text:span></text:p>
      <text:p text:style-name="P3"><text:span text:style-name="Название_20_книги"><text:span text:style-name="T11">Тема: </text:span></text:span><text:span text:style-name="Название_20_книги"><text:span text:style-name="T12">Генетические алгоритмы и PS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</text:span><text:span text:style-name="T10"> </text:span><text:span text:style-name="T6">2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3">Федоров М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10"/>
      <text:p text:style-name="P10"/>
      <text:p text:style-name="P10">Санкт-Петербург<text:span text:style-name="T7"/></text:p>
      <text:p text:style-name="P14">2023<text:span text:style-name="T5"/></text:p>
      <text:p text:style-name="P12">Цель работы.<text:span text:style-name="T6"/></text:p>
      <text:p text:style-name="P15"/>
      <text:p text:style-name="P11">Задание.<text:span text:style-name="T13"/></text:p>
      <text:h text:style-name="P17" text:outline-level="3">Задача о выделении области:</text:h>
      <text:h text:style-name="P18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1">Основные теоретические положения.<text:span text:style-name="T14"/></text:p>
      <text:h text:style-name="P19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19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19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19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19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20" text:outline-level="3"><text:soft-page-break/>Выполнение работы.<text:span text:style-name="T14"/></text:h>
      <text:h text:style-name="P22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22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22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22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22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22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23" text:outline-level="3"/>
      <text:h text:style-name="P23" text:outline-level="3"/>
      <text:h text:style-name="P23" text:outline-level="3"/>
      <text:h text:style-name="P23" text:outline-level="3"/>
      <text:p text:style-name="P21">Выводы.</text:p>
      <text:p text:style-name="P5"><text:span text:style-name="Название_20_книги"><text:span text:style-name="T3">ПРИЛОЖЕНИЕ</text:span>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6-29T05:29:18.088263365</dc:date>
    <meta:print-date>2015-07-17T12:06:00</meta:print-date>
    <meta:editing-cycles>40</meta:editing-cycles>
    <meta:editing-duration>PT5H3M43S</meta:editing-duration>
    <meta:generator>LibreOffice/7.5.9.2$Linux_X86_64 LibreOffice_project/50$Build-2</meta:generator>
    <meta:document-statistic meta:table-count="1" meta:image-count="0" meta:object-count="0" meta:page-count="4" meta:paragraph-count="35" meta:word-count="365" meta:character-count="2943" meta:non-whitespace-character-count="2601"/>
  </office:meta>
</office:document-meta>
</file>